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a1d" officeooo:paragraph-rsid="00102a1d"/>
    </style:style>
    <style:style style:name="P2" style:family="paragraph" style:parent-style-name="Standard" style:list-style-name="L1">
      <style:text-properties officeooo:rsid="00102a1d" officeooo:paragraph-rsid="00102a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imientos almacenados</text:p>
      <text:list xml:id="list2800516447046805291" text:style-name="L1">
        <text:list-item>
          <text:p text:style-name="P2">pl/pgsql variante de postgre (pl/sql definido por oracle)</text:p>
        </text:list-item>
        <text:list-item>
          <text:p text:style-name="P2">funciones</text:p>
        </text:list-item>
        <text:list-item>
          <text:p text:style-name="P2">crear pl/pgsql en comando (sudo -u postgres createlang plpgsql “nombre bd”) en sql (create extension plpgsql)</text:p>
        </text:list-item>
        <text:list-item>
          <text:p text:style-name="P2"><text:a xlink:type="simple" xlink:href="http://www.postgresqltutorial.com/" text:style-name="Internet_20_link" text:visited-style-name="Visited_20_Internet_20_Link">www.postgresqltutorial.com</text:a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40:09.224340619</meta:creation-date>
    <dc:date>2017-04-25T19:49:36.376629777</dc:date>
    <meta:editing-duration>PT9M28S</meta:editing-duration>
    <meta:editing-cycles>1</meta:editing-cycles>
    <meta:document-statistic meta:table-count="0" meta:image-count="0" meta:object-count="0" meta:page-count="1" meta:paragraph-count="6" meta:word-count="33" meta:character-count="232" meta:non-whitespace-character-count="209"/>
    <meta:generator>LibreOffice/5.1.6.2$Linux_X86_64 LibreOffice_project/10m0$Build-2</meta:generator>
  </office:meta>
</office:document-meta>
</file>